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 style:data-style-name="N122">
      <style:table-cell-properties fo:background-color="#000000"/>
    </style:style>
  </office:automatic-styles>
  <office:body>
    <office:spreadsheet>
      <table:calculation-settings table:automatic-find-labels="false"/>
      <table:table table:name="Node.j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>
            <text:p>TOTAL</text:p>
          </table:table-cell>
          <table:table-cell table:style-name="ce3" table:formula="of:=ROUND(SUM([.B2:.B1048576])/60;1) &amp; &quot; tuntia&quot;" office:value-type="string" office:string-value="5.1 tuntia" calcext:value-type="string">
            <text:p>5.1 tuntia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8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2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Jatkoin Expressin dokumentaation lukemist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javascript juttuja, luokkia, konstruktoreita ja module.exportsin käyttö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etusivusta prototyypin mock database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projektin käyttämään pugia jaden sijasta, samalla tutustuin vähän enemmän npm:ää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3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Harjoittelin pugin ja expressin käyttöä luomalla uuden sivun jolla on html-form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sin mongoosen ja luin sen käytös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kallinen mongodb toimimaan, mongoosen async toiminnallisuus aiheutti päänvaiva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ongoosen validointia ja sain lisäyssivun toimima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yssivun kuvan lataaminen toimi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</table:table>
      <table:table table:name="React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5:38:23.312036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7.2$Linux_X86_64 LibreOffice_project/20m0$Build-2</meta:generator>
    <dc:date>2017-05-13T20:03:02.643267932</dc:date>
    <meta:editing-duration>PT5H53M41S</meta:editing-duration>
    <meta:editing-cycles>29</meta:editing-cycles>
    <meta:document-statistic meta:table-count="2" meta:cell-count="38" meta:object-count="0"/>
  </office:meta>
</office:document-meta>
</file>